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IN" fo:font-weight="bold" style:language-asian="en" style:country-asian="IN" style:font-weight-asian="bold" style:font-name-complex="Times New Roman"/>
    </style:style>
    <style:style style:name="P5" style:family="paragraph" style:parent-style-name="Standard">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style>
    <style:style style:name="P8" style:family="paragraph" style:parent-style-name="Standard">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0" style:family="paragraph" style:parent-style-name="Heading">
      <style:text-properties officeooo:rsid="001c317c" officeooo:paragraph-rsid="001c317c"/>
    </style:style>
    <style:style style:name="P11" style:family="paragraph" style:parent-style-name="Heading">
      <style:paragraph-properties fo:margin-top="0cm" fo:margin-bottom="0.706cm" loext:contextual-spacing="false"/>
      <style:text-properties fo:font-size="20pt" style:font-size-asian="20pt"/>
    </style:style>
    <style:style style:name="P12" style:family="paragraph" style:parent-style-name="Contents_20_1">
      <style:text-properties officeooo:paragraph-rsid="001cc609"/>
    </style:style>
    <style:style style:name="P1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4" style:family="paragraph" style:parent-style-name="level_20_4">
      <style:paragraph-properties fo:text-align="justify" style:justify-single-word="false"/>
    </style:style>
    <style:style style:name="P15" style:family="paragraph" style:parent-style-name="level_20_4">
      <style:paragraph-properties fo:text-align="justify" style:justify-single-word="false"/>
      <style:text-properties officeooo:paragraph-rsid="00101d91"/>
    </style:style>
    <style:style style:name="P16" style:family="paragraph" style:parent-style-name="level_20_4">
      <style:paragraph-properties fo:text-align="justify" style:justify-single-word="false"/>
      <style:text-properties officeooo:paragraph-rsid="0011e81c"/>
    </style:style>
    <style:style style:name="P17" style:family="paragraph" style:parent-style-name="level_20_4">
      <style:paragraph-properties fo:text-align="justify" style:justify-single-word="false"/>
      <style:text-properties officeooo:paragraph-rsid="0014223b"/>
    </style:style>
    <style:style style:name="P18" style:family="paragraph" style:parent-style-name="level_20_4">
      <style:paragraph-properties fo:text-align="justify" style:justify-single-word="false"/>
      <style:text-properties officeooo:paragraph-rsid="0014a2f6"/>
    </style:style>
    <style:style style:name="P19" style:family="paragraph" style:parent-style-name="TOCEntry">
      <style:paragraph-properties fo:text-align="justify" style:justify-single-word="false"/>
    </style:style>
    <style:style style:name="P20" style:family="paragraph" style:parent-style-name="template">
      <style:paragraph-properties fo:text-align="justify" style:justify-single-word="false"/>
      <style:text-properties fo:font-style="normal" officeooo:rsid="00098c52" officeooo:paragraph-rsid="00098c52" style:font-style-asian="normal" style:font-style-complex="normal"/>
    </style:style>
    <style:style style:name="P21" style:family="paragraph" style:parent-style-name="template">
      <style:paragraph-properties fo:text-align="justify" style:justify-single-word="false"/>
      <style:text-properties fo:font-style="normal" officeooo:rsid="000a9b43" officeooo:paragraph-rsid="000a9b43" style:font-style-asian="normal" style:font-style-complex="normal"/>
    </style:style>
    <style:style style:name="P22" style:family="paragraph" style:parent-style-name="template">
      <style:paragraph-properties fo:text-align="justify" style:justify-single-word="false"/>
      <style:text-properties fo:font-style="normal" officeooo:rsid="000a9f5b" officeooo:paragraph-rsid="000a9f5b" style:font-style-asian="normal" style:font-style-complex="normal"/>
    </style:style>
    <style:style style:name="P23" style:family="paragraph" style:parent-style-name="template">
      <style:paragraph-properties fo:text-align="justify" style:justify-single-word="false"/>
      <style:text-properties fo:font-style="normal" officeooo:rsid="000bf69b" officeooo:paragraph-rsid="000bf69b" style:font-style-asian="normal" style:font-style-complex="normal"/>
    </style:style>
    <style:style style:name="P24" style:family="paragraph" style:parent-style-name="template">
      <style:paragraph-properties fo:text-align="justify" style:justify-single-word="false"/>
      <style:text-properties fo:font-style="normal" officeooo:rsid="0017e307" officeooo:paragraph-rsid="0017e307" style:font-style-asian="normal" style:font-style-complex="normal"/>
    </style:style>
    <style:style style:name="P25" style:family="paragraph" style:parent-style-name="template">
      <style:paragraph-properties fo:text-align="justify" style:justify-single-word="false"/>
      <style:text-properties officeooo:rsid="000b45a1" officeooo:paragraph-rsid="000b45a1"/>
    </style:style>
    <style:style style:name="P26" style:family="paragraph" style:parent-style-name="template">
      <style:paragraph-properties fo:text-align="justify" style:justify-single-word="false"/>
      <style:text-properties officeooo:rsid="00186319" officeooo:paragraph-rsid="00186319"/>
    </style:style>
    <style:style style:name="P27" style:family="paragraph" style:parent-style-name="template">
      <style:paragraph-properties fo:text-align="justify" style:justify-single-word="false"/>
      <style:text-properties fo:font-style="italic" officeooo:rsid="001a40ae" officeooo:paragraph-rsid="001a40ae" style:font-style-asian="italic" style:font-style-complex="italic"/>
    </style:style>
    <style:style style:name="P28" style:family="paragraph" style:parent-style-name="level_20_3_20_text">
      <style:paragraph-properties fo:text-align="justify" style:justify-single-word="false"/>
      <style:text-properties fo:font-style="normal" officeooo:rsid="0011e81c" officeooo:paragraph-rsid="0011e81c" style:font-style-asian="normal" style:font-style-complex="normal"/>
    </style:style>
    <style:style style:name="P29" style:family="paragraph" style:parent-style-name="level_20_3_20_text">
      <style:paragraph-properties fo:margin-left="2.381cm" fo:margin-right="0cm" fo:text-align="justify" style:justify-single-word="false" fo:text-indent="0cm" style:auto-text-indent="false"/>
      <style:text-properties fo:font-style="normal" officeooo:rsid="000f5112" officeooo:paragraph-rsid="000f5112" style:font-style-asian="normal" style:font-style-complex="normal"/>
    </style:style>
    <style:style style:name="P30" style:family="paragraph" style:parent-style-name="level_20_3_20_text">
      <style:paragraph-properties fo:margin-left="2.381cm" fo:margin-right="0cm" fo:text-align="justify" style:justify-single-word="false" fo:text-indent="0cm" style:auto-text-indent="false"/>
      <style:text-properties fo:font-style="normal" officeooo:rsid="0011e81c" officeooo:paragraph-rsid="0011e81c" style:font-style-asian="normal" style:font-style-complex="normal"/>
    </style:style>
    <style:style style:name="P31" style:family="paragraph" style:parent-style-name="level_20_3_20_text">
      <style:paragraph-properties fo:margin-left="2.381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32" style:family="paragraph" style:parent-style-name="level_20_3_20_text">
      <style:paragraph-properties fo:margin-left="2.381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33"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34" style:family="paragraph" style:parent-style-name="level_20_3_20_text">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35" style:family="paragraph" style:parent-style-name="ByLine">
      <style:text-properties officeooo:rsid="001c317c" officeooo:paragraph-rsid="001c317c"/>
    </style:style>
    <style:style style:name="P36" style:family="paragraph" style:parent-style-name="ByLine">
      <style:text-properties officeooo:rsid="001c56ac" officeooo:paragraph-rsid="001c56ac"/>
    </style:style>
    <style:style style:name="P37" style:family="paragraph" style:parent-style-name="Standard">
      <style:paragraph-properties>
        <style:tab-stops>
          <style:tab-stop style:position="1.27cm"/>
          <style:tab-stop style:position="16.51cm" style:type="right" style:leader-style="dotted" style:leader-text="."/>
        </style:tab-stops>
      </style:paragraph-properties>
      <style:text-properties fo:font-size="11pt" fo:language="en" fo:country="IN" officeooo:rsid="001e2b2c" style:font-size-asian="11pt" style:language-asian="en" style:country-asian="IN" style:font-size-complex="11pt"/>
    </style:style>
    <style:style style:name="P38"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9.60000038146973pt" style:font-size-complex="11pt"/>
    </style:style>
    <style:style style:name="P39"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11pt" style:font-size-complex="11pt"/>
    </style:style>
    <style:style style:name="P40" style:family="paragraph" style:parent-style-name="Standard">
      <style:paragraph-properties fo:margin-top="0.071cm" fo:margin-bottom="0.071cm" loext:contextual-spacing="false" style:snap-to-layout-grid="false"/>
      <style:text-properties style:font-name="Arial1" fo:font-size="11pt" fo:font-weight="normal" officeooo:rsid="0028ce52" officeooo:paragraph-rsid="0028ce52" style:font-size-asian="9.60000038146973pt" style:font-weight-asian="normal" style:font-size-complex="11pt" style:font-weight-complex="normal"/>
    </style:style>
    <style:style style:name="P41" style:family="paragraph" style:parent-style-name="Heading_20_1">
      <style:paragraph-properties fo:text-align="justify" style:justify-single-word="false"/>
    </style:style>
    <style:style style:name="P42" style:family="paragraph" style:parent-style-name="Heading_20_1" style:master-page-name="Convert_20_2">
      <style:paragraph-properties style:page-number="1"/>
    </style:style>
    <style:style style:name="P43" style:family="paragraph" style:parent-style-name="Heading_20_2">
      <style:paragraph-properties fo:text-align="justify" style:justify-single-word="false"/>
    </style:style>
    <style:style style:name="P44" style:family="paragraph" style:parent-style-name="Heading_20_2">
      <style:paragraph-properties fo:text-align="justify" style:justify-single-word="false"/>
      <style:text-properties officeooo:paragraph-rsid="00098c52"/>
    </style:style>
    <style:style style:name="P45" style:family="paragraph" style:parent-style-name="Heading_20_2">
      <style:paragraph-properties fo:text-align="justify" style:justify-single-word="false"/>
      <style:text-properties officeooo:rsid="000bf69b" officeooo:paragraph-rsid="000bf69b"/>
    </style:style>
    <style:style style:name="P46" style:family="paragraph" style:parent-style-name="Heading_20_2">
      <style:paragraph-properties fo:text-align="justify" style:justify-single-word="false"/>
      <style:text-properties officeooo:rsid="00101d91" officeooo:paragraph-rsid="00101d91"/>
    </style:style>
    <style:style style:name="P47" style:family="paragraph" style:parent-style-name="Heading_20_2">
      <style:paragraph-properties fo:text-align="justify" style:justify-single-word="false"/>
      <style:text-properties officeooo:rsid="0011e81c" officeooo:paragraph-rsid="0011e81c"/>
    </style:style>
    <style:style style:name="P48" style:family="paragraph" style:parent-style-name="Heading_20_2">
      <style:paragraph-properties fo:text-align="justify" style:justify-single-word="false"/>
      <style:text-properties officeooo:rsid="0014223b" officeooo:paragraph-rsid="0014223b"/>
    </style:style>
    <style:style style:name="P49" style:family="paragraph" style:parent-style-name="Heading_20_2">
      <style:paragraph-properties fo:text-align="justify" style:justify-single-word="false"/>
      <style:text-properties officeooo:rsid="0014a2f6" officeooo:paragraph-rsid="0014a2f6"/>
    </style:style>
    <style:style style:name="P50" style:family="paragraph" style:parent-style-name="Heading_20_2">
      <style:paragraph-properties fo:text-align="justify" style:justify-single-word="false"/>
      <style:text-properties officeooo:rsid="00231d7b" officeooo:paragraph-rsid="00231d7b"/>
    </style:style>
    <style:style style:name="P51" style:family="paragraph" style:parent-style-name="level_20_3_20_text" style:list-style-name="L11">
      <style:paragraph-properties fo:text-align="justify" style:justify-single-word="false"/>
      <style:text-properties fo:font-style="normal" officeooo:rsid="000dc9d4" officeooo:paragraph-rsid="000dc9d4" style:font-style-asian="normal" style:font-style-complex="normal"/>
    </style:style>
    <style:style style:name="P52" style:family="paragraph" style:parent-style-name="level_20_3_20_text" style:list-style-name="L12">
      <style:paragraph-properties fo:text-align="justify" style:justify-single-word="false"/>
      <style:text-properties fo:font-style="normal" officeooo:rsid="000f24ac" officeooo:paragraph-rsid="000f24ac" style:font-style-asian="normal" style:font-style-complex="normal"/>
    </style:style>
    <style:style style:name="P53" style:family="paragraph" style:parent-style-name="level_20_3_20_text" style:list-style-name="L11">
      <style:paragraph-properties fo:text-align="justify" style:justify-single-word="false"/>
      <style:text-properties fo:font-style="normal" officeooo:rsid="0011e81c" officeooo:paragraph-rsid="0011e81c" style:font-style-asian="normal" style:font-style-complex="normal"/>
    </style:style>
    <style:style style:name="P54" style:family="paragraph" style:parent-style-name="level_20_3_20_text" style:list-style-name="L13">
      <style:paragraph-properties fo:text-align="justify" style:justify-single-word="false"/>
      <style:text-properties fo:font-style="normal" officeooo:rsid="0011e81c" officeooo:paragraph-rsid="0011e81c" style:font-style-asian="normal" style:font-style-complex="normal"/>
    </style:style>
    <style:style style:name="P55" style:family="paragraph" style:parent-style-name="level_20_3_20_text" style:list-style-name="L11">
      <style:paragraph-properties fo:text-align="justify" style:justify-single-word="false"/>
      <style:text-properties fo:font-style="normal" officeooo:rsid="0012f84c" officeooo:paragraph-rsid="0012f84c" style:font-style-asian="normal" style:font-style-complex="normal"/>
    </style:style>
    <style:style style:name="P56" style:family="paragraph" style:parent-style-name="level_20_3_20_text" style:list-style-name="L11">
      <style:paragraph-properties fo:text-align="justify" style:justify-single-word="false"/>
      <style:text-properties fo:font-style="normal" officeooo:rsid="0014a2f6" officeooo:paragraph-rsid="0014a2f6" style:font-style-asian="normal" style:font-style-complex="normal"/>
    </style:style>
    <style:style style:name="P57" style:family="paragraph" style:parent-style-name="level_20_3_20_text" style:list-style-name="L11">
      <style:paragraph-properties fo:text-align="justify" style:justify-single-word="false"/>
      <style:text-properties fo:font-style="normal" officeooo:rsid="00160dba" officeooo:paragraph-rsid="00160dba" style:font-style-asian="normal" style:font-style-complex="normal"/>
    </style:style>
    <style:style style:name="P58" style:family="paragraph" style:parent-style-name="level_20_3_20_text" style:list-style-name="L11">
      <style:paragraph-properties fo:text-align="justify" style:justify-single-word="false"/>
      <style:text-properties fo:font-style="normal" officeooo:rsid="00160dba" officeooo:paragraph-rsid="00231d7b" style:font-style-asian="normal" style:font-style-complex="normal"/>
    </style:style>
    <style:style style:name="P59" style:family="paragraph" style:parent-style-name="level_20_3_20_text" style:list-style-name="L14">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60"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4223b" officeooo:paragraph-rsid="0014a2f6" style:font-style-asian="normal" style:font-style-complex="normal"/>
    </style:style>
    <style:style style:name="P61" style:family="paragraph" style:parent-style-name="level_20_3_20_text" style:list-style-name="L23">
      <style:paragraph-properties fo:margin-left="1.118cm" fo:margin-right="0cm" fo:text-align="justify" style:justify-single-word="false" fo:text-indent="0cm" style:auto-text-indent="false"/>
      <style:text-properties fo:font-style="normal" officeooo:rsid="0014223b" officeooo:paragraph-rsid="00231d7b" style:font-style-asian="normal" style:font-style-complex="normal"/>
    </style:style>
    <style:style style:name="P62" style:family="paragraph" style:parent-style-name="level_20_3_20_text" style:list-style-name="L15">
      <style:paragraph-properties fo:margin-left="1.118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63"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6ebf6" officeooo:paragraph-rsid="0016ebf6" style:font-style-asian="normal" style:font-style-complex="normal"/>
    </style:style>
    <style:style style:name="P64" style:family="paragraph" style:parent-style-name="level_20_3_20_text" style:list-style-name="L23">
      <style:paragraph-properties fo:margin-left="1.118cm" fo:margin-right="0cm" fo:text-align="justify" style:justify-single-word="false" fo:text-indent="0cm" style:auto-text-indent="false"/>
      <style:text-properties fo:font-style="normal" officeooo:rsid="0016ebf6" officeooo:paragraph-rsid="00231d7b" style:font-style-asian="normal" style:font-style-complex="normal"/>
    </style:style>
    <style:style style:name="P65"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66"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231d7b" style:font-style-asian="normal" style:font-style-complex="normal"/>
    </style:style>
    <style:style style:name="P67" style:family="paragraph" style:parent-style-name="level_20_3_20_text">
      <style:paragraph-properties fo:margin-left="0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68" style:family="paragraph" style:parent-style-name="level_20_4">
      <style:paragraph-properties fo:text-align="justify" style:justify-single-word="false"/>
      <style:text-properties officeooo:paragraph-rsid="00231d7b"/>
    </style:style>
    <style:style style:name="P69" style:family="paragraph" style:parent-style-name="TOCEntry" style:master-page-name="Convert_20_1">
      <style:paragraph-properties style:page-number="auto"/>
    </style:style>
    <style:style style:name="P70" style:family="paragraph" style:parent-style-name="template" style:list-style-name="L1">
      <style:paragraph-properties fo:text-align="justify" style:justify-single-word="false"/>
      <style:text-properties fo:font-style="normal" officeooo:rsid="00098c52" officeooo:paragraph-rsid="00098c52" style:font-style-asian="normal" style:font-style-complex="normal"/>
    </style:style>
    <style:style style:name="P71" style:family="paragraph" style:parent-style-name="template" style:list-style-name="L2">
      <style:paragraph-properties fo:text-align="justify" style:justify-single-word="false"/>
      <style:text-properties fo:font-style="normal" officeooo:rsid="00098c52" officeooo:paragraph-rsid="00098c52" style:font-style-asian="normal" style:font-style-complex="normal"/>
    </style:style>
    <style:style style:name="P72" style:family="paragraph" style:parent-style-name="template" style:list-style-name="L3">
      <style:paragraph-properties fo:text-align="justify" style:justify-single-word="false"/>
      <style:text-properties fo:font-style="normal" officeooo:rsid="00098c52" officeooo:paragraph-rsid="00098c52" style:font-style-asian="normal" style:font-style-complex="normal"/>
    </style:style>
    <style:style style:name="P73" style:family="paragraph" style:parent-style-name="template" style:list-style-name="L4">
      <style:paragraph-properties fo:text-align="justify" style:justify-single-word="false"/>
      <style:text-properties fo:font-style="normal" officeooo:rsid="00098c52" officeooo:paragraph-rsid="00098c52" style:font-style-asian="normal" style:font-style-complex="normal"/>
    </style:style>
    <style:style style:name="P74" style:family="paragraph" style:parent-style-name="template" style:list-style-name="L5">
      <style:paragraph-properties fo:text-align="justify" style:justify-single-word="false"/>
      <style:text-properties fo:font-style="normal" officeooo:rsid="000a9b43" officeooo:paragraph-rsid="000a9b43" style:font-style-asian="normal" style:font-style-complex="normal"/>
    </style:style>
    <style:style style:name="P75" style:family="paragraph" style:parent-style-name="template" style:list-style-name="L6">
      <style:paragraph-properties fo:text-align="justify" style:justify-single-word="false"/>
      <style:text-properties fo:font-style="normal" officeooo:rsid="000a9b43" officeooo:paragraph-rsid="000a9b43" style:font-style-asian="normal" style:font-style-complex="normal"/>
    </style:style>
    <style:style style:name="P76" style:family="paragraph" style:parent-style-name="template" style:list-style-name="L7">
      <style:paragraph-properties fo:text-align="justify" style:justify-single-word="false"/>
      <style:text-properties fo:font-style="normal" officeooo:rsid="000a9f5b" officeooo:paragraph-rsid="000a9f5b" style:font-style-asian="normal" style:font-style-complex="normal"/>
    </style:style>
    <style:style style:name="P77" style:family="paragraph" style:parent-style-name="template" style:list-style-name="L8">
      <style:paragraph-properties fo:text-align="justify" style:justify-single-word="false"/>
      <style:text-properties fo:font-style="normal" officeooo:rsid="000a9f5b" officeooo:paragraph-rsid="000a9f5b" style:font-style-asian="normal" style:font-style-complex="normal"/>
    </style:style>
    <style:style style:name="P78" style:family="paragraph" style:parent-style-name="template" style:list-style-name="L9">
      <style:paragraph-properties fo:text-align="justify" style:justify-single-word="false"/>
      <style:text-properties fo:font-style="normal" officeooo:rsid="000b45a1" officeooo:paragraph-rsid="000b45a1" style:font-style-asian="normal" style:font-style-complex="normal"/>
    </style:style>
    <style:style style:name="P79" style:family="paragraph" style:parent-style-name="template" style:list-style-name="L10">
      <style:paragraph-properties fo:text-align="justify" style:justify-single-word="false"/>
      <style:text-properties fo:font-style="normal" officeooo:rsid="000bf69b" officeooo:paragraph-rsid="000bf69b" style:font-style-asian="normal" style:font-style-complex="normal"/>
    </style:style>
    <style:style style:name="P80" style:family="paragraph" style:parent-style-name="template" style:list-style-name="L17">
      <style:paragraph-properties fo:text-align="justify" style:justify-single-word="false"/>
      <style:text-properties fo:font-style="normal" officeooo:rsid="00172ba1" officeooo:paragraph-rsid="00172ba1" style:font-style-asian="normal" style:font-style-complex="normal"/>
    </style:style>
    <style:style style:name="P81" style:family="paragraph" style:parent-style-name="template" style:list-style-name="L18">
      <style:paragraph-properties fo:text-align="justify" style:justify-single-word="false"/>
      <style:text-properties fo:font-style="normal" officeooo:rsid="0017f59f" officeooo:paragraph-rsid="0017f59f" style:font-style-asian="normal" style:font-style-complex="normal"/>
    </style:style>
    <style:style style:name="P82" style:family="paragraph" style:parent-style-name="template" style:list-style-name="L19">
      <style:paragraph-properties fo:text-align="justify" style:justify-single-word="false"/>
      <style:text-properties fo:font-style="normal" officeooo:rsid="001810ef" officeooo:paragraph-rsid="001810ef" style:font-style-asian="normal" style:font-style-complex="normal"/>
    </style:style>
    <style:style style:name="P83" style:family="paragraph" style:parent-style-name="template" style:list-style-name="L20">
      <style:paragraph-properties fo:text-align="justify" style:justify-single-word="false"/>
      <style:text-properties fo:font-style="normal" officeooo:rsid="00186319" officeooo:paragraph-rsid="00186319" style:font-style-asian="normal" style:font-style-complex="normal"/>
    </style:style>
    <style:style style:name="P84" style:family="paragraph" style:parent-style-name="template" style:list-style-name="L22">
      <style:paragraph-properties fo:text-align="justify" style:justify-single-word="false"/>
      <style:text-properties fo:font-style="normal" officeooo:rsid="001c317c" officeooo:paragraph-rsid="001c317c" style:font-style-asian="normal" style:font-style-complex="normal"/>
    </style:style>
    <style:style style:name="P85" style:family="paragraph" style:parent-style-name="template">
      <style:paragraph-properties fo:text-align="justify" style:justify-single-word="false"/>
      <style:text-properties fo:font-style="normal" officeooo:rsid="0024148c" officeooo:paragraph-rsid="0024148c" style:font-style-asian="normal" style:font-style-complex="normal"/>
    </style:style>
    <style:style style:name="P86" style:family="paragraph" style:parent-style-name="template" style:list-style-name="L5">
      <style:paragraph-properties fo:text-align="justify" style:justify-single-word="false"/>
      <style:text-properties fo:font-style="normal" officeooo:rsid="0025cc70" officeooo:paragraph-rsid="0025cc70" style:font-style-asian="normal" style:font-style-complex="normal"/>
    </style:style>
    <style:style style:name="P87" style:family="paragraph" style:parent-style-name="template" style:list-style-name="L18">
      <style:paragraph-properties fo:text-align="justify" style:justify-single-word="false"/>
      <style:text-properties officeooo:rsid="0017f59f" officeooo:paragraph-rsid="0017f59f"/>
    </style:style>
    <style:style style:name="P88" style:family="paragraph" style:parent-style-name="template" style:list-style-name="L21">
      <style:paragraph-properties fo:text-align="justify" style:justify-single-word="false"/>
      <style:text-properties officeooo:rsid="001a40ae" officeooo:paragraph-rsid="001a40ae"/>
    </style:style>
    <style:style style:name="P89"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officeooo:rsid="00098c52"/>
    </style:style>
    <style:style style:name="T3" style:family="text">
      <style:text-properties fo:language="en" fo:country="IN" style:language-asian="en" style:country-asian="IN"/>
    </style:style>
    <style:style style:name="T4" style:family="text">
      <style:text-properties fo:language="en" fo:country="IN" officeooo:rsid="001cc609" style:language-asian="en" style:country-asian="IN"/>
    </style:style>
    <style:style style:name="T5" style:family="text">
      <style:text-properties fo:language="en" fo:country="IN" officeooo:rsid="00200ba9" style:language-asian="en" style:country-asian="IN"/>
    </style:style>
    <style:style style:name="T6" style:family="text">
      <style:text-properties fo:font-style="normal" style:font-style-asian="normal" style:font-style-complex="normal"/>
    </style:style>
    <style:style style:name="T7" style:family="text">
      <style:text-properties fo:font-size="11pt" fo:language="en" fo:country="IN" officeooo:rsid="001cc609" style:font-size-asian="11pt" style:language-asian="en" style:country-asian="IN" style:font-size-complex="11pt"/>
    </style:style>
    <style:style style:name="T8" style:family="text">
      <style:text-properties fo:font-size="11pt" fo:language="en" fo:country="IN" officeooo:rsid="001e2b2c" style:font-size-asian="11pt" style:language-asian="en" style:country-asian="IN" style:font-size-complex="11pt"/>
    </style:style>
    <style:style style:name="T9" style:family="text">
      <style:text-properties fo:font-size="11pt" fo:language="en" fo:country="IN" officeooo:rsid="0021689c" style:font-size-asian="11pt" style:language-asian="en" style:country-asian="IN" style:font-size-complex="11pt"/>
    </style:style>
    <style:style style:name="T10" style:family="text">
      <style:text-properties officeooo:rsid="00101d91"/>
    </style:style>
    <style:style style:name="T11" style:family="text">
      <style:text-properties officeooo:rsid="0012f84c"/>
    </style:style>
    <style:style style:name="T12" style:family="text">
      <style:text-properties officeooo:rsid="0014a2f6"/>
    </style:style>
    <style:style style:name="T13" style:family="text">
      <style:text-properties officeooo:rsid="0016ebf6"/>
    </style:style>
    <style:style style:name="T14" style:family="text">
      <style:text-properties officeooo:rsid="001c317c"/>
    </style:style>
    <style:style style:name="T15" style:family="text">
      <style:text-properties officeooo:rsid="001cc609"/>
    </style:style>
    <style:style style:name="T16" style:family="text">
      <style:text-properties officeooo:rsid="00200ba9"/>
    </style:style>
    <style:style style:name="T17" style:family="text">
      <style:text-properties officeooo:rsid="00231d7b"/>
    </style:style>
    <style:style style:name="T18" style:family="text">
      <style:text-properties officeooo:rsid="0025cc70"/>
    </style:style>
    <style:style style:name="T19" style:family="text">
      <style:text-properties officeooo:rsid="0027b911"/>
    </style:style>
    <style:style style:name="T20" style:family="text">
      <style:text-properties officeooo:rsid="0028ce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Heading">Software Requirements Specification</text:p>
      <text:p text:style-name="P11">for</text:p>
      <text:p text:style-name="P10">Bus Ticket Booking System</text:p>
      <text:p text:style-name="ByLine">Version <text:span text:style-name="T20">2</text:span>.0 approved</text:p>
      <text:p text:style-name="ByLine">Prepared by <text:span text:style-name="T14">A Aditya - 15IT201</text:span></text:p>
      <text:p text:style-name="P35">National Institute Of Technology Karnataka, Surathkal</text:p>
      <text:p text:style-name="P36">09 Jan 2018</text:p>
      <text:p text:style-name="P69"><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3"><text:span text:style-name="T3">1.1<text:tab/>Purpose<text:tab/></text:span><text:a xlink:type="simple" xlink:href="#__RefHeading___Toc441230973" text:style-name="Index_20_Link" text:visited-style-name="Index_20_Link"><text:span text:style-name="T3">1</text:span></text:a></text:p>
          <text:p text:style-name="P13"><text:span text:style-name="T3">1.2<text:tab/>Document Conventions<text:tab/></text:span><text:a xlink:type="simple" xlink:href="#__RefHeading___Toc441230974" text:style-name="Index_20_Link" text:visited-style-name="Index_20_Link"><text:span text:style-name="T3">1</text:span></text:a></text:p>
          <text:p text:style-name="P13"><text:span text:style-name="T3">1.3<text:tab/>Intended Audience and Reading Suggestions<text:tab/></text:span><text:a xlink:type="simple" xlink:href="#__RefHeading___Toc441230975" text:style-name="Index_20_Link" text:visited-style-name="Index_20_Link"><text:span text:style-name="T3">1</text:span></text:a></text:p>
          <text:p text:style-name="P13"><text:span text:style-name="T3">1.4<text:tab/>Product Scope<text:tab/></text:span><text:a xlink:type="simple" xlink:href="#__RefHeading___Toc441230976" text:style-name="Index_20_Link" text:visited-style-name="Index_20_Link"><text:span text:style-name="T3">1</text:span></text:a></text:p>
          <text:p text:style-name="P13"><text:span text:style-name="T3">1.5<text:tab/>References<text:tab/></text:span><text:span text:style-name="T4">2</text:span></text:p>
          <text:p text:style-name="Contents_20_1">2.<text:tab/>Overall Description<text:tab/><text:a xlink:type="simple" xlink:href="#__RefHeading___Toc441230978" text:style-name="Index_20_Link" text:visited-style-name="Index_20_Link">2</text:a></text:p>
          <text:p text:style-name="P13"><text:span text:style-name="T3">2.1<text:tab/>Product Perspective<text:tab/></text:span><text:a xlink:type="simple" xlink:href="#__RefHeading___Toc441230979" text:style-name="Index_20_Link" text:visited-style-name="Index_20_Link"><text:span text:style-name="T3">2</text:span></text:a></text:p>
          <text:p text:style-name="P13"><text:span text:style-name="T3">2.2<text:tab/>Product Functions<text:tab/></text:span><text:a xlink:type="simple" xlink:href="#__RefHeading___Toc441230980" text:style-name="Index_20_Link" text:visited-style-name="Index_20_Link"><text:span text:style-name="T3">2</text:span></text:a></text:p>
          <text:p text:style-name="P13"><text:span text:style-name="T3">2.3<text:tab/>User Classes and Characteristics<text:tab/></text:span><text:a xlink:type="simple" xlink:href="#__RefHeading___Toc441230981" text:style-name="Index_20_Link" text:visited-style-name="Index_20_Link"><text:span text:style-name="T3">2</text:span></text:a></text:p>
          <text:p text:style-name="P13"><text:span text:style-name="T3">2.4<text:tab/>Operating Environment<text:tab/></text:span><text:span text:style-name="T4">3</text:span></text:p>
          <text:p text:style-name="P13"><text:span text:style-name="T3">2.5<text:tab/>Design and Implementation Constraints<text:tab/></text:span><text:span text:style-name="T4">3</text:span></text:p>
          <text:p text:style-name="P13"><text:span text:style-name="T3">2.6<text:tab/>User Documentation<text:tab/></text:span><text:span text:style-name="T4">3</text:span></text:p>
          <text:p text:style-name="P13"><text:span text:style-name="T3">2.7<text:tab/>Assumptions and Dependencies<text:tab/></text:span><text:a xlink:type="simple" xlink:href="#__RefHeading___Toc441230985" text:style-name="Index_20_Link" text:visited-style-name="Index_20_Link"><text:span text:style-name="T3">3</text:span></text:a></text:p>
          <text:p text:style-name="Contents_20_1">3.<text:tab/>External Interface Requirements<text:tab/><text:a xlink:type="simple" xlink:href="#__RefHeading___Toc441230986" text:style-name="Index_20_Link" text:visited-style-name="Index_20_Link">3</text:a></text:p>
          <text:p text:style-name="P13"><text:span text:style-name="T3">3.1<text:tab/>User Interfaces<text:tab/></text:span><text:a xlink:type="simple" xlink:href="#__RefHeading___Toc441230987" text:style-name="Index_20_Link" text:visited-style-name="Index_20_Link"><text:span text:style-name="T3">3</text:span></text:a></text:p>
          <text:p text:style-name="P13"><text:span text:style-name="T3">3.2<text:tab/>Hardware Interfaces<text:tab/></text:span><text:a xlink:type="simple" xlink:href="#__RefHeading___Toc441230988" text:style-name="Index_20_Link" text:visited-style-name="Index_20_Link"><text:span text:style-name="T3">3</text:span></text:a></text:p>
          <text:p text:style-name="P13"><text:span text:style-name="T3">3.3<text:tab/>Software Interfaces<text:tab/></text:span><text:a xlink:type="simple" xlink:href="#__RefHeading___Toc441230989" text:style-name="Index_20_Link" text:visited-style-name="Index_20_Link"><text:span text:style-name="T3">3</text:span></text:a></text:p>
          <text:p text:style-name="P13"><text:span text:style-name="T3">3.4<text:tab/>Communications Interfaces<text:tab/></text:span><text:span text:style-name="T4">4</text:span></text:p>
          <text:p text:style-name="Contents_20_1">4.<text:tab/>System Features<text:tab/><text:a xlink:type="simple" xlink:href="#__RefHeading___Toc441230991" text:style-name="Index_20_Link" text:visited-style-name="Index_20_Link">4</text:a></text:p>
          <text:p text:style-name="P9"><text:span text:style-name="T3"><text:s text:c="5"/>4.1<text:tab/></text:span><text:span text:style-name="T4">Login and Registration</text:span><text:span text:style-name="T3"><text:tab/></text:span><text:a xlink:type="simple" xlink:href="#__RefHeading___Toc441230992" text:style-name="Index_20_Link" text:visited-style-name="Index_20_Link"><text:span text:style-name="T3">4</text:span></text:a></text:p>
          <text:p text:style-name="P9"><text:span text:style-name="T3"><text:s text:c="5"/>4.2<text:tab/></text:span><text:span text:style-name="T4">Book bus tickets</text:span><text:span text:style-name="T3"><text:tab/></text:span><text:span text:style-name="T4">4</text:span></text:p>
          <text:p text:style-name="P8"><text:span text:style-name="T4"><text:s/></text:span><text:span text:style-name="T7"><text:s text:c="4"/></text:span><text:span text:style-name="T9">4.3 <text:s/>Add and remove buses<text:tab/>5</text:span></text:p>
          <text:p text:style-name="P5"><text:span text:style-name="T7"><text:s text:c="5"/>4.4 <text:s/></text:span><text:span text:style-name="T8">View trips<text:tab/>6</text:span></text:p>
          <text:p text:style-name="P37"><text:s text:c="5"/>4.5 <text:s/>Add money to wallet<text:tab/>6</text:p>
          <text:p text:style-name="P12">5.<text:tab/>Other Nonfunctional Requirements<text:tab/><text:span text:style-name="T16">6</text:span></text:p>
          <text:p text:style-name="P13"><text:span text:style-name="T3">5.1<text:tab/>Performance Requirements<text:tab/></text:span><text:span text:style-name="T5">6</text:span></text:p>
          <text:p text:style-name="P13"><text:span text:style-name="T3">5.2<text:tab/>Safety Requirements<text:tab/></text:span><text:span text:style-name="T5">7</text:span></text:p>
          <text:p text:style-name="P13"><text:span text:style-name="T3">5.3<text:tab/>Security Requirements<text:tab/></text:span><text:span text:style-name="T5">7</text:span></text:p>
          <text:p text:style-name="P13"><text:span text:style-name="T3">5.4<text:tab/>Software Quality Attributes<text:tab/></text:span><text:span text:style-name="T5">7</text:span></text:p>
          <text:p text:style-name="P13"><text:span text:style-name="T3">5.5<text:tab/>Business Rules<text:tab/></text:span><text:span text:style-name="T5">7</text:span></text:p>
          <text:p text:style-name="Contents_20_1">6.<text:tab/>Other Requirements<text:tab/><text:span text:style-name="T16">7</text:span></text:p>
          <text:p text:style-name="Contents_20_1">Appendix A: Glossary<text:tab/><text:span text:style-name="T16">7</text:span></text:p>
          <text:p text:style-name="Contents_20_1">Appendix B: Analysis Models<text:tab/><text:span text:style-name="T16">8</text:span></text:p>
          <text:p text:style-name="Contents_20_1">Appendix C: To Be Determined List<text:tab/><text:span text:style-name="T16">8</text:span></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40">A Aditya</text:p>
          </table:table-cell>
          <table:table-cell table:style-name="Table1.B2" office:value-type="string">
            <text:p text:style-name="P39">20-02-18</text:p>
          </table:table-cell>
          <table:table-cell table:style-name="Table1.B2" office:value-type="string">
            <text:p text:style-name="P38">Added feedback feature for passengers</text:p>
          </table:table-cell>
          <table:table-cell table:style-name="Table1.D2" office:value-type="string">
            <text:p text:style-name="P38">2.0</text:p>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3"/>
      <text:p text:style-name="P3"/>
      <text:h text:style-name="P42"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20">The purpose of this document is to give a detailed description of all the requirements for the Bus ticket booking system. This SRS will provide a detailed description of all the functionalities of the application. It will also explain system constraints, interface and interactions with other</text:p>
      <text:p text:style-name="P20">external applications. </text:p>
      <text:h text:style-name="P44" text:outline-level="2"><text:bookmark-start text:name="__RefHeading___Toc441230974"/>Document Conventions<text:bookmark-end text:name="__RefHeading___Toc441230974"/></text:h>
      <text:p text:style-name="P20">This document uses the following conventions :</text:p>
      <text:p text:style-name="P20"/>
      <text:list xml:id="list3197430958709532976" text:style-name="L1">
        <text:list-item>
          <text:p text:style-name="P70">User : Refers to all the people who will use the web application.</text:p>
        </text:list-item>
        <text:list-item>
          <text:p text:style-name="P70">Passenger : Refers to people who travel in buses and hence want to book bus tickets.</text:p>
        </text:list-item>
        <text:list-item>
          <text:p text:style-name="P70">Bus Operator : Refers to people/organizations who own buses.</text:p>
          <text:p text:style-name="P70"/>
        </text:list-item>
      </text:list>
      <text:p text:style-name="P20">These are the conventions that were used for editing the document:</text:p>
      <text:p text:style-name="P20"/>
      <text:list xml:id="list7944089750689864917" text:style-name="L2">
        <text:list-item>
          <text:p text:style-name="P71">The document follows the IEEE Software Requirements Specification format.</text:p>
        </text:list-item>
        <text:list-item>
          <text:p text:style-name="P71">This document uses the Arial font size 11 <text:span text:style-name="T15">and Times font size 14 for headings.</text:span></text:p>
        </text:list-item>
      </text:list>
      <text:h text:style-name="P43" text:outline-level="2"><text:bookmark-start text:name="__RefHeading___Toc441230975"/>Intended Audience and Reading Suggestions<text:bookmark-end text:name="__RefHeading___Toc441230975"/></text:h>
      <text:p text:style-name="P20">This document is intended for software developers who want to implement new features and testers who can run and test the software.</text:p>
      <text:p text:style-name="P20"/>
      <text:p text:style-name="P20">The remainder of this document includes three chapters :</text:p>
      <text:p text:style-name="P20"/>
      <text:list xml:id="list7512318780558891206" text:style-name="L3">
        <text:list-item>
          <text:p text:style-name="P72">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text:p>
          <text:p text:style-name="P72"/>
        </text:list-item>
        <text:list-item>
          <text:p text:style-name="P72">The third chapter provides a description of the different system interfaces. </text:p>
          <text:p text:style-name="P72"/>
        </text:list-item>
        <text:list-item>
          <text:p text:style-name="P72">The fourth chapter deals with the prioritization of the requirements. It includes a motivation for the chosen prioritization methods and discusses why other alternatives were not chosen.</text:p>
        </text:list-item>
      </text:list>
      <text:h text:style-name="P43" text:outline-level="2"><text:bookmark-start text:name="__RefHeading___Toc441230976"/>Product Scope<text:bookmark-end text:name="__RefHeading___Toc441230976"/></text:h>
      <text:list xml:id="list3851861412200433990" text:style-name="L4">
        <text:list-item>
          <text:p text:style-name="P73">The purpose of the online bus ticket booking system is to ease bus booking and to create a convenient and easy-to-use application for passengers to book bus tickets. </text:p>
          <text:p text:style-name="P73"/>
        </text:list-item>
        <text:list-item>
          <text:p text:style-name="P73"><text:soft-page-break/>The goal is to automate the process of booking bus tickets rather than standing in long queues in person and booking them.</text:p>
          <text:p text:style-name="P73"/>
        </text:list-item>
      </text:list>
      <text:h text:style-name="P43" text:outline-level="2"><text:bookmark-start text:name="__RefHeading___Toc441230977"/>References<text:bookmark-end text:name="__RefHeading___Toc441230977"/></text:h>
      <text:p text:style-name="P21">[1] IEEE Software Engineering Standards Committee, “IEEE Std 830-1998, IEEE Recommended</text:p>
      <text:p text:style-name="P21">Practice for Software Requirements Specifications”, October 20, 1998.</text:p>
      <text:p text:style-name="P21"/>
      <text:p text:style-name="P21">[2] Karlsson J, “A Cost-Value Approach for Prioritizing Requirements”, Norges Teknisk Naturvitenskapelige Uni. 1997.</text:p>
      <text:h text:style-name="P41" text:outline-level="1"><text:bookmark-start text:name="__RefHeading___Toc441230978"/>Overall Description<text:bookmark-end text:name="__RefHeading___Toc441230978"/></text:h>
      <text:h text:style-name="P43" text:outline-level="2"><text:bookmark-start text:name="__RefHeading___Toc441230979"/>Product Perspective<text:bookmark-end text:name="__RefHeading___Toc441230979"/></text:h>
      <text:p text:style-name="P21">The bus ticket booking system is a web application that simplifies the process of booking tickets and managing buses. The web application can be used by passengers as well as bus operators. It can be used by passengers to book bus tickets and by bus operators to add and remove buses. Since this is a data-centric product it will need to store the data somewhere. For that, a DB will be used. The DB can be queried to get information about the buses and passengers’ trips.</text:p>
      <text:h text:style-name="P43" text:outline-level="2"><text:bookmark-start text:name="__RefHeading___Toc441230980"/>Product Functions<text:bookmark-end text:name="__RefHeading___Toc441230980"/></text:h>
      <text:p text:style-name="P21">Functions for passengers:</text:p>
      <text:p text:style-name="P21"/>
      <text:list xml:id="list7705742542829387319" text:style-name="L5">
        <text:list-item>
          <text:p text:style-name="P74">Book bus tickets by entering the source, destination and date of travel and selecting bus. </text:p>
        </text:list-item>
        <text:list-item>
          <text:p text:style-name="P74">Pay for the bus tickets through his/her online wallet.</text:p>
        </text:list-item>
        <text:list-item>
          <text:p text:style-name="P74">Add money to online wallet in the form of fixed amounts. </text:p>
        </text:list-item>
        <text:list-item>
          <text:p text:style-name="P74">View the trips booked.</text:p>
        </text:list-item>
        <text:list-item>
          <text:p text:style-name="P86">Give feedback and rate buses.</text:p>
          <text:p text:style-name="P74"/>
        </text:list-item>
      </text:list>
      <text:p text:style-name="P21">Functions for bus operators:</text:p>
      <text:p text:style-name="P21"/>
      <text:list xml:id="list7449874870004160076" text:style-name="L6">
        <text:list-item>
          <text:p text:style-name="P75">Add new buses.</text:p>
        </text:list-item>
        <text:list-item>
          <text:p text:style-name="P75">Remove existing buses.</text:p>
        </text:list-item>
      </text:list>
      <text:h text:style-name="P43" text:outline-level="2"><text:bookmark-start text:name="__RefHeading___Toc441230981"/>User Classes and Characteristics<text:bookmark-end text:name="__RefHeading___Toc441230981"/></text:h>
      <text:p text:style-name="P22">There are two types of users that will interact with the system - passengers and bus operators.</text:p>
      <text:p text:style-name="P22"/>
      <text:list xml:id="list7843324387116556572" text:style-name="L7">
        <text:list-item>
          <text:p text:style-name="P76">Passengers will use the system to book bus tickets. He/she will be able to select the source, destination and date of travel and then the bus which he/she wishes to travel by. Passengers can also add money to their online wallet in the form of fixed amounts and view the trips booked by them. <text:span text:style-name="T19">Give feedback and rate buses.</text:span></text:p>
          <text:p text:style-name="P76"/>
        </text:list-item>
        <text:list-item>
          <text:p text:style-name="P76"><text:soft-page-break/>Bus Operators can manage their buses by adding new buses and removing existing ones if needed. <text:s/></text:p>
          <text:p text:style-name="P76"/>
        </text:list-item>
      </text:list>
      <text:h text:style-name="P43" text:outline-level="2"><text:bookmark-start text:name="__RefHeading___Toc441230982"/>Operating Environment<text:bookmark-end text:name="__RefHeading___Toc441230982"/></text:h>
      <text:list xml:id="list6517354400462130128" text:style-name="L8">
        <text:list-item>
          <text:p text:style-name="P77">Operating Systems : Windows, Linux, MacOS.</text:p>
          <text:p text:style-name="P77"/>
        </text:list-item>
        <text:list-item>
          <text:p text:style-name="P77">Web Browsers : Google Chrome, IE8, Mozilla Firefox, Microsoft Edge.</text:p>
        </text:list-item>
      </text:list>
      <text:h text:style-name="P43" text:outline-level="2"><text:bookmark-start text:name="__RefHeading___Toc441230983"/>Design and Implementation Constraints<text:bookmark-end text:name="__RefHeading___Toc441230983"/></text:h>
      <text:p text:style-name="P22">The web application will be constrained by the capacity of the DB. The DB may in some cases be forced to queue incoming requests and therefore increase the time it takes to fetch data.</text:p>
      <text:h text:style-name="P43" text:outline-level="2"><text:bookmark-start text:name="__RefHeading___Toc441230984"/>User Documentation<text:bookmark-end text:name="__RefHeading___Toc441230984"/></text:h>
      <text:p text:style-name="P85">The user documentation consists of the basic workflow of booking a bus ticket. It also consists of a detailed overview of how the payment system works using an online wallet which has to recharged with fixed amounts of money.</text:p>
      <text:h text:style-name="P43" text:outline-level="2"><text:bookmark-start text:name="__RefHeading___Toc441230985"/>Assumptions and Dependencies<text:bookmark-end text:name="__RefHeading___Toc441230985"/></text:h>
      <text:list xml:id="list1814124575701260956" text:style-name="L9">
        <text:list-item>
          <text:p text:style-name="P78">The payment for bus tickets is assumed to be completed only from an online wallet provided to each passenger in which he/she can add fixed amounts of money anytime.</text:p>
          <text:p text:style-name="P78"/>
        </text:list-item>
        <text:list-item>
          <text:p text:style-name="P78">The passenger needs to be logged in to the website in order to book bus tickets. </text:p>
        </text:list-item>
      </text:list>
      <text:h text:style-name="P41" text:outline-level="1"><text:bookmark-start text:name="__RefHeading___Toc441230986"/>External Interface Requirements<text:bookmark-end text:name="__RefHeading___Toc441230986"/></text:h>
      <text:h text:style-name="P43" text:outline-level="2"><text:bookmark-start text:name="__RefHeading___Toc441230987"/>User Interfaces<text:bookmark-end text:name="__RefHeading___Toc441230987"/></text:h>
      <text:p text:style-name="P25">TBD</text:p>
      <text:h text:style-name="P43" text:outline-level="2"><text:bookmark-start text:name="__RefHeading___Toc441230988"/>Hardware Interfaces<text:bookmark-end text:name="__RefHeading___Toc441230988"/></text:h>
      <text:p text:style-name="P25">TBD</text:p>
      <text:h text:style-name="P43" text:outline-level="2"><text:bookmark-start text:name="__RefHeading___Toc441230989"/>Software Interfaces<text:bookmark-end text:name="__RefHeading___Toc441230989"/></text:h>
      <text:list xml:id="list6939623488854897459" text:style-name="L10">
        <text:list-item>
          <text:p text:style-name="P79">Python-Django framework will be used to develop the web application which is a fast, secure and scalable framework for developing web applications.</text:p>
          <text:p text:style-name="P79"/>
        </text:list-item>
        <text:list-item>
          <text:p text:style-name="P79">SQLite DB will be used for this project as it is a robust and easy to use database and can be easily integrated with the framework.</text:p>
        </text:list-item>
      </text:list>
      <text:h text:style-name="P43" text:outline-level="2"><text:bookmark-start text:name="__RefHeading___Toc441230990"/><text:soft-page-break/>Communications Interfaces<text:bookmark-end text:name="__RefHeading___Toc441230990"/></text:h>
      <text:p text:style-name="P25">TBD</text:p>
      <text:h text:style-name="P41" text:outline-level="1"><text:bookmark-start text:name="__RefHeading___Toc441230991"/>System Features<text:bookmark-end text:name="__RefHeading___Toc441230991"/></text:h>
      <text:p text:style-name="P23">This section describes the various features and functional requirements of the Bus ticket booking system.</text:p>
      <text:h text:style-name="P45" text:outline-level="2"><text:bookmark-start text:name="__RefHeading___Toc441230992"/>Login and Registration<text:bookmark-end text:name="__RefHeading___Toc441230992"/></text:h>
      <text:p text:style-name="P14">4.1.1<text:tab/>Description and Priority</text:p>
      <text:list xml:id="list7026478705234069710" text:style-name="L11">
        <text:list-item>
          <text:p text:style-name="P51">The bus ticket booking system contains a login page to authenticate the passengers and bus operators who login to the system. The login details need to registered in the system using the registration page. </text:p>
          <text:p text:style-name="P51"/>
        </text:list-item>
        <text:list-item>
          <text:p text:style-name="P51">Priority for this feature is high as it prevents unauthorized access to the system and is required for booking tickets.</text:p>
          <text:p text:style-name="P51"/>
        </text:list-item>
      </text:list>
      <text:p text:style-name="P14">4.1.2<text:tab/>Stimulus/Response Sequences</text:p>
      <text:list xml:id="list5782886445802872720" text:style-name="L12">
        <text:list-item>
          <text:p text:style-name="P52">The passenger needs to enter his/her login id and password which was used to register the account to login whereas the bus operator needs to enter the bus operator id and password which was used to register the account. On entering valid credentials the passenger and bus operator will be directed to their respective home pages. A message will be shown to the user if login was unsuccessful.</text:p>
          <text:p text:style-name="P52"/>
        </text:list-item>
        <text:list-item>
          <text:p text:style-name="P52">Valid details must be entered for all the mandatory fields to register an account. The passenger/bus operator will then be directed to the login page. A message will be shown to the user if registration was unsuccessful.</text:p>
          <text:p text:style-name="P52"/>
        </text:list-item>
      </text:list>
      <text:p text:style-name="P14">4.1.3<text:tab/>Functional Requirements</text:p>
      <text:p text:style-name="P29">REQ-1:<text:tab/>Every passenger and bus operator needs to be associated with an account.</text:p>
      <text:p text:style-name="P29"/>
      <text:p text:style-name="P29">REQ-2:<text:tab/>One account cannot be associated with multiple users.</text:p>
      <text:p text:style-name="P29"/>
      <text:p text:style-name="P29">REQ-3:<text:tab/>All mandatory fields in the login and registration pages should be filled.</text:p>
      <text:p text:style-name="P29"/>
      <text:p text:style-name="P29">REQ-4:<text:tab/>The credentials entered should be verified with the DB and user should be allowed to proceed to next page only on successful authentication.</text:p>
      <text:p text:style-name="P29"/>
      <text:h text:style-name="P46" text:outline-level="2"><text:bookmark-start text:name="__RefHeading___Toc441230993"/>Book bus tickets<text:bookmark-end text:name="__RefHeading___Toc441230993"/></text:h>
      <text:p text:style-name="P15">4.<text:span text:style-name="T10">2</text:span>.1<text:tab/>Description and Priority</text:p>
      <text:list xml:id="list160319138057884" text:continue-list="list7026478705234069710" text:style-name="L11">
        <text:list-item>
          <text:p text:style-name="P53">Interface to display information about buses from various bus operators for a particular source and destination and for a particular date of travel. When <text:soft-page-break/>the passenger selects the bus and number of seats to book, the booking is successful if he/she has enough money in wallet. </text:p>
          <text:p text:style-name="P53"/>
        </text:list-item>
        <text:list-item>
          <text:p text:style-name="P53">Priority for this feature is high as this is the main feature in the system.</text:p>
        </text:list-item>
      </text:list>
      <text:p text:style-name="P28"/>
      <text:p text:style-name="P28"/>
      <text:p text:style-name="P15">4.<text:span text:style-name="T10">2</text:span>.2<text:tab/>Stimulus/Response Sequences</text:p>
      <text:list xml:id="list5201562207257245621" text:style-name="L13">
        <text:list-item>
          <text:p text:style-name="P54">The bus information for a particular source and destination will be fetched from the DB.</text:p>
          <text:p text:style-name="P54"/>
        </text:list-item>
        <text:list-item>
          <text:p text:style-name="P54">The passenger will select the required bus to book tickets.</text:p>
          <text:p text:style-name="P54"/>
        </text:list-item>
        <text:list-item>
          <text:p text:style-name="P54">If money in passenger’s wallet is less than bus ticket price then he/she is redirected to add money to wallet and the booking is unsuccessful.</text:p>
          <text:p text:style-name="P54"/>
        </text:list-item>
        <text:list-item>
          <text:p text:style-name="P54">A booking ID is generated on a successful booking.</text:p>
          <text:p text:style-name="P54"/>
        </text:list-item>
      </text:list>
      <text:p text:style-name="P15">4.<text:span text:style-name="T10">2</text:span>.3<text:tab/>Functional Requirements</text:p>
      <text:p text:style-name="P30">REQ-1:<text:tab/>When the passenger selects source, destination and date of travel, the number of seats remaining for each bus should be displayed. </text:p>
      <text:p text:style-name="P30"/>
      <text:p text:style-name="P30">REQ-2:<text:tab/>If money in passenger’s wallet is less than bus ticket price then he/she is redirected to add money to wallet. </text:p>
      <text:p text:style-name="P30"/>
      <text:p text:style-name="P30">REQ-3:<text:tab/>Passengers should not be able to book tickets less than 1 hour before the start of the bus. These buses should not be shown to passenger.</text:p>
      <text:p text:style-name="P30"/>
      <text:p text:style-name="P30">REQ-4:<text:tab/>Bus booking can be done only within 2 weeks of date of travel and not before that.</text:p>
      <text:p text:style-name="P30"/>
      <text:h text:style-name="P47" text:outline-level="2">Add and remove buses</text:h>
      <text:p text:style-name="P16">4.<text:span text:style-name="T11">3</text:span>.1<text:tab/>Description and Priority</text:p>
      <text:list xml:id="list160318492240350" text:continue-list="list160319138057884" text:style-name="L11">
        <text:list-item>
          <text:p text:style-name="P55">The bus ticket booking system contains provides an option of adding and removing buses to bus operators. </text:p>
          <text:p text:style-name="P55"/>
        </text:list-item>
        <text:list-item>
          <text:p text:style-name="P55">Priority for this feature is medium as adding and deleting buses is not a necessary feature.</text:p>
          <text:p text:style-name="P55"/>
        </text:list-item>
      </text:list>
      <text:p text:style-name="P16">4.<text:span text:style-name="T11">3</text:span>.2<text:tab/>Stimulus/Response Sequences</text:p>
      <text:list xml:id="list9082144505618211915" text:style-name="L14">
        <text:list-header>
          <text:p text:style-name="P59">The bus operator will select the bus to remove it and enter bus details of the bus to add it.</text:p>
          <text:p text:style-name="P59"/>
        </text:list-header>
      </text:list>
      <text:p text:style-name="P16">4.<text:span text:style-name="T11">3</text:span>.3<text:tab/>Functional Requirements</text:p>
      <text:p text:style-name="P31">REQ-1:<text:tab/>The bus operator should only be able to add and remove his/her own buses.</text:p>
      <text:p text:style-name="P31"/>
      <text:p text:style-name="P31">REQ-2:<text:tab/>The addition and removal of buses should be reflected in the DB.</text:p>
      <text:p text:style-name="P31"/>
      <text:h text:style-name="P48" text:outline-level="2"><text:soft-page-break/>View trips</text:h>
      <text:p text:style-name="P17">4.<text:span text:style-name="T12">4</text:span>.1<text:tab/>Description and Priority</text:p>
      <text:list xml:id="list160318590623735" text:continue-list="list160318492240350" text:style-name="L11">
        <text:list-item>
          <text:p text:style-name="P56">The passenger has the option of viewing his/her trips.</text:p>
          <text:p text:style-name="P56"/>
        </text:list-item>
        <text:list-item>
          <text:p text:style-name="P56">Priority for this feature is low as this feature may not be used by passenger too often or he/she may not be a frequent traveller.</text:p>
          <text:p text:style-name="P56"/>
        </text:list-item>
      </text:list>
      <text:p text:style-name="P17">4.<text:span text:style-name="T12">4</text:span>.2<text:tab/>Stimulus/Response Sequences</text:p>
      <text:list xml:id="list1889014841848223495" text:style-name="L15">
        <text:list-header>
          <text:p text:style-name="P62">The trips for a particular passenger will be retrieved from the DB and displayed in order from the most recent trips to the oldest trips.</text:p>
        </text:list-header>
      </text:list>
      <text:p text:style-name="P34"/>
      <text:p text:style-name="P34"/>
      <text:p text:style-name="P17">4.<text:span text:style-name="T12">4</text:span>.3<text:tab/>Functional Requirements</text:p>
      <text:p text:style-name="P32">REQ-1:<text:tab/>The passenger should only be able to view his/her own trips.</text:p>
      <text:p text:style-name="P32"/>
      <text:h text:style-name="P49" text:outline-level="2">Add money to wallet</text:h>
      <text:p text:style-name="P18">4.<text:span text:style-name="T13">5</text:span>.1<text:tab/>Description and Priority</text:p>
      <text:list xml:id="list160318727743836" text:continue-list="list160318590623735" text:style-name="L11">
        <text:list-item>
          <text:p text:style-name="P57">The passenger has the option adding money to his/her wallet. </text:p>
          <text:p text:style-name="P57"/>
        </text:list-item>
        <text:list-item>
          <text:p text:style-name="P57">Priority for this feature is high as this is the only way to pay for bus tickets.</text:p>
          <text:p text:style-name="P57"/>
        </text:list-item>
      </text:list>
      <text:p text:style-name="P18">4.<text:span text:style-name="T13">5</text:span>.2<text:tab/>Stimulus/Response Sequences</text:p>
      <text:list xml:id="list3691412512542150785" text:style-name="L16">
        <text:list-header>
          <text:p text:style-name="P63">When the passenger selects the amount to be added to wallet his/her wallet is updated with the new amount.</text:p>
          <text:p text:style-name="P60"/>
        </text:list-header>
      </text:list>
      <text:p text:style-name="P18">4.<text:span text:style-name="T13">5</text:span>.3<text:tab/>Functional Requirements</text:p>
      <text:p text:style-name="P33">REQ-1:<text:tab/>The passenger should only be able to add money to his/her own wallet.</text:p>
      <text:p text:style-name="P33"/>
      <text:p text:style-name="P33">REQ-2:<text:tab/>The passenger should only be able to add fixed amounts of money to wallet.</text:p>
      <text:p text:style-name="P67"/>
      <text:h text:style-name="P50" text:outline-level="2">Give Feedback</text:h>
      <text:p text:style-name="P68">4.<text:span text:style-name="T13">5</text:span>.1<text:tab/>Description and Priority</text:p>
      <text:list xml:id="list160319194756212" text:continue-list="list160318727743836" text:style-name="L11">
        <text:list-item>
          <text:p text:style-name="P58">The passenger has the option <text:span text:style-name="T17">of giving feedback on various buses.</text:span> </text:p>
          <text:p text:style-name="P58"/>
        </text:list-item>
        <text:list-item>
          <text:p text:style-name="P58">Priority for this feature is <text:span text:style-name="T17">medium as feedback is an important parameter on the basis of which future passengers book tickets. <text:s/></text:span></text:p>
          <text:p text:style-name="P58"/>
        </text:list-item>
      </text:list>
      <text:p text:style-name="P68">4.<text:span text:style-name="T13">5</text:span>.2<text:tab/>Stimulus/Response Sequences</text:p>
      <text:list xml:id="list999400181717817158" text:style-name="L23">
        <text:list-header>
          <text:p text:style-name="P64"><text:span text:style-name="T17">T</text:span>he passenger selects the <text:span text:style-name="T17">bus operator and the bus and adds his feedback on the bus along with a rating of his/her experience out of 5.</text:span></text:p>
          <text:p text:style-name="P61"><text:soft-page-break/></text:p>
        </text:list-header>
      </text:list>
      <text:p text:style-name="P68">4.<text:span text:style-name="T13">5</text:span>.3<text:tab/>Functional Requirements</text:p>
      <text:p text:style-name="P66">REQ-1:<text:tab/>The passenger should only be able <text:span text:style-name="T17">to give feedback on the buses in which he/she has travelled by.</text:span></text:p>
      <text:p text:style-name="P66"/>
      <text:p text:style-name="P66">REQ-2:<text:tab/><text:span text:style-name="T17">The average rating given by all customers to a bus must be displayed while booking the bus.</text:span></text:p>
      <text:h text:style-name="P41" text:outline-level="1"><text:bookmark-start text:name="__RefHeading___Toc441230994"/>Other Nonfunctional Requirements<text:bookmark-end text:name="__RefHeading___Toc441230994"/></text:h>
      <text:h text:style-name="P43" text:outline-level="2"><text:bookmark-start text:name="__RefHeading___Toc441230995"/>Performance Requirements<text:bookmark-end text:name="__RefHeading___Toc441230995"/></text:h>
      <text:list xml:id="list3916089660446794255" text:style-name="L17">
        <text:list-item>
          <text:p text:style-name="P80">The Bus ticket booking system requires a good internet connection, with a modern browser such as Google Chrome, Mozilla Firefox, IE8 or Microsoft Edge. </text:p>
          <text:p text:style-name="P80"/>
        </text:list-item>
        <text:list-item>
          <text:p text:style-name="P80">The performance depends on server load at any given instant and the efficiency and number of database queries.</text:p>
        </text:list-item>
      </text:list>
      <text:h text:style-name="P43" text:outline-level="2"><text:bookmark-start text:name="__RefHeading___Toc441230996"/>Safety Requirements<text:bookmark-end text:name="__RefHeading___Toc441230996"/></text:h>
      <text:p text:style-name="P24">There is a possibility that the user’s login credentials might get compromised. So it is important to have a strong password, which needs to be enforced by the system.</text:p>
      <text:h text:style-name="P43" text:outline-level="2"><text:bookmark-start text:name="__RefHeading___Toc441230997"/>Security Requirements<text:bookmark-end text:name="__RefHeading___Toc441230997"/></text:h>
      <text:list xml:id="list7739912281653910363" text:style-name="L18">
        <text:list-item>
          <text:p text:style-name="P81">To prevent unauthorized access to data, only authenticated passengers can book tickets and authenticated bus operators can add and remove buses.</text:p>
          <text:p text:style-name="P81"/>
        </text:list-item>
        <text:list-item>
          <text:p text:style-name="P81">Proper form validation will be done throughout all pages to prevent erroneous data from being entered into DB.</text:p>
          <text:p text:style-name="P81"/>
        </text:list-item>
        <text:list-item>
          <text:p text:style-name="P87"><text:span text:style-name="T6">CSRF verification is done for all forms to prevent man-in-the-middle attacks.</text:span> </text:p>
        </text:list-item>
      </text:list>
      <text:h text:style-name="P43" text:outline-level="2"><text:bookmark-start text:name="__RefHeading___Toc441230998"/>Software Quality Attributes<text:bookmark-end text:name="__RefHeading___Toc441230998"/></text:h>
      <text:list xml:id="list5324344121847150415" text:style-name="L19">
        <text:list-item>
          <text:p text:style-name="P82">Correctness : The bus information displayed should be consistent with the real time information.</text:p>
          <text:p text:style-name="P82"/>
        </text:list-item>
        <text:list-item>
          <text:p text:style-name="P82">Maintainability : <text:s/>The application should be easy to extend and maintain.</text:p>
          <text:p text:style-name="P82"/>
        </text:list-item>
        <text:list-item>
          <text:p text:style-name="P82">Portability : The software should be easily portable and be accessible on all kinds of devices.</text:p>
          <text:p text:style-name="P82"/>
        </text:list-item>
        <text:list-item>
          <text:p text:style-name="P82">Usability : The interface should be user-friendly.</text:p>
        </text:list-item>
      </text:list>
      <text:h text:style-name="P43" text:outline-level="2"><text:bookmark-start text:name="__RefHeading___Toc441230999"/><text:soft-page-break/>Business Rules<text:bookmark-end text:name="__RefHeading___Toc441230999"/></text:h>
      <text:list xml:id="list64522032060543372" text:style-name="L20">
        <text:list-item>
          <text:p text:style-name="P83">Passenger : Login and account registration, booking bus tickets, view trips, <text:span text:style-name="T18">give feedback </text:span><text:s/>and add money to wallet.</text:p>
          <text:p text:style-name="P83"/>
        </text:list-item>
        <text:list-item>
          <text:p text:style-name="P83">Bus Operator : Login and account registration, add buses and remove buses.</text:p>
        </text:list-item>
      </text:list>
      <text:h text:style-name="P41" text:outline-level="1"><text:bookmark-start text:name="__RefHeading___Toc441231000"/>Other Requirements<text:bookmark-end text:name="__RefHeading___Toc441231000"/></text:h>
      <text:p text:style-name="P26">TBD</text:p>
      <text:p text:style-name="P19"><text:bookmark-start text:name="__RefHeading___Toc441231001"/>Appendix A: Glossary<text:bookmark-end text:name="__RefHeading___Toc441231001"/></text:p>
      <text:list xml:id="list6363729108530856014" text:style-name="L21">
        <text:list-item>
          <text:p text:style-name="P88">SRS : Software Requirements Specification</text:p>
        </text:list-item>
        <text:list-item>
          <text:p text:style-name="P88">DB : Database</text:p>
        </text:list-item>
        <text:list-item>
          <text:p text:style-name="P88">CSRF : Cross-Site Request Forgery</text:p>
        </text:list-item>
        <text:list-item>
          <text:p text:style-name="P88">IE8 : Internet Explorer 8</text:p>
          <text:p text:style-name="P88"/>
        </text:list-item>
      </text:list>
      <text:p text:style-name="P19"><text:bookmark-start text:name="__RefHeading___Toc441231002"/>Appendix B: Analysis Models<text:bookmark-end text:name="__RefHeading___Toc441231002"/></text:p>
      <text:p text:style-name="P27">TBD</text:p>
      <text:p text:style-name="P27"/>
      <text:p text:style-name="P19"><text:bookmark-start text:name="__RefHeading___Toc441231003"/>Appendix C: To Be Determined List<text:bookmark-end text:name="__RefHeading___Toc441231003"/></text:p>
      <text:list xml:id="list3525484280079675865" text:style-name="L22">
        <text:list-item>
          <text:p text:style-name="P84">3.1 - User Interfaces</text:p>
        </text:list-item>
        <text:list-item>
          <text:p text:style-name="P84">3.2 - Hardware Interfaces</text:p>
        </text:list-item>
        <text:list-item>
          <text:p text:style-name="P84">3.4 - Communication Interfaces</text:p>
        </text:list-item>
        <text:list-item>
          <text:p text:style-name="P84">6 - Other Requirements</text:p>
        </text:list-item>
        <text:list-item>
          <text:p text:style-name="P84">Appendix 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98c52"/>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Bus ticket Booking System</text:span><text:tab/>Page <text:page-number text:select-page="current">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8-02-18T16:03:18.238997449</dc:date>
    <meta:editing-cycles>32</meta:editing-cycles>
    <meta:editing-duration>PT46M18S</meta:editing-duration>
    <meta:generator>LibreOffice/5.1.6.2$Linux_X86_64 LibreOffice_project/10m0$Build-2</meta:generator>
    <meta:document-statistic meta:table-count="1" meta:image-count="0" meta:object-count="0" meta:page-count="10" meta:paragraph-count="252" meta:word-count="2256" meta:character-count="13195" meta:non-whitespace-character-count="11241"/>
  </office:meta>
</office:document-meta>
</file>